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idgedFinder.BridgedFinder( Set eligibleMethods , Map resolv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idgedFinder.visitMethodInsn( int opcode , String owner , String name , String desc , boolean it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ridgedFinder.visitMethod( int access , String name , String desc , String signature , String [ ] exception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ridgeMethodResolver.resolveAl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ridgedFinder.visit( int version , int access , String name , String signature , String superName , String [ ]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ridgeMethodResolver.BridgeMethodResolver( Map declToBridge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